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6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David H. Sol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October 12</text:p>
      <text:p text:style-name="P2">Month<text:tab/><text:tab/><text:tab/><text:tab/><text:tab/><text:tab/>October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Oct 12th/</text:p>
      <text:p text:style-name="P5">Dear Mr Morais:/</text:p>
      <text:p text:style-name="P5"><text:tab/>Your appeal/ this afternoon for/ the M. H. C./ was brilliant--effective-/ short, and to the/ point. <text:s/>Had a collection/ been taken immediately/ they would have realized/ double, aye, triple/</text:p>
      <text:p text:style-name="P5"/>
      <text:p text:style-name="P5">[Page 2]</text:p>
      <text:p text:style-name="P5">I think, to what/ they will receive./ <text:s/>It would have/ been a good scheme/ I think to have had/ the proper come/ up and offer/ after you were/ through your/ appeal and then/ money devoted to/</text:p>
      <text:p text:style-name="P5"/>
      <text:p text:style-name="P5">[Page 3]</text:p>
      <text:p text:style-name="P5">the M. H. C. <text:s/>Same as we/ did for the Johnstown sufferers./ <text:s/>I think another year I would/ do this. <text:s/>After such an effective/ appeal as you gave no one/ could have held back./</text:p>
      <text:p text:style-name="P5"><text:tab/>Hoping that you are quite/ well. <text:s/>Very truly/ David H. Sol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4:48:30.95</meta:creation-date>
    <meta:document-statistic meta:table-count="0" meta:image-count="0" meta:object-count="0" meta:page-count="2" meta:paragraph-count="69" meta:word-count="282" meta:character-count="1905"/>
    <dc:date>2011-11-28T14:52:32.35</dc:date>
    <dc:creator>Penn Libraries</dc:creator>
    <meta:editing-duration>PT00H04M02S</meta:editing-duration>
    <meta:editing-cycles>1</meta:editing-cycles>
    <meta:generator>OpenOffice.org/3.2$Win32 OpenOffice.org_project/320m12$Build-9483</meta:generator>
  </office:meta>
</office:document-meta>
</file>